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2.725cm"/>
    </style:style>
    <style:style style:name="co37" style:family="table-column">
      <style:table-column-properties fo:break-before="auto" style:column-width="3.149cm"/>
    </style:style>
    <style:style style:name="co38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281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2.903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8" style:family="table" style:master-page-name="PageStyle_5f_Ben_27_s_20_Team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8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6"/>
        <table:table-column table:style-name="co21" table:default-cell-style-name="ce26"/>
        <table:table-column table:style-name="co22" table:default-cell-style-name="ce1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59021000">
            <text:p>59,02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3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1620">
            <text:p>1620</text:p>
          </table:table-cell>
          <table:table-cell office:value-type="string">
            <text:p>F</text:p>
          </table:table-cell>
          <table:table-cell office:value-type="string">
            <text:p>P Maroo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F</text:p>
          </table:table-cell>
          <table:table-cell office:value-type="string">
            <text:p>P Maroo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8294000">
            <text:p>68,294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66000">
            <text:p>110,36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38" table:number-columns-repeated="2" table:default-cell-style-name="ce1"/>
        <table:table-column table:style-name="co39" table:default-cell-style-name="ce1"/>
        <table:table-column table:style-name="co40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3236000">
            <text:p>63,236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3194000">
            <text:p>103,19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8810000">
            <text:p>58,810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8060000">
            <text:p>88,06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6831000">
            <text:p>56,83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4278000">
            <text:p>84,2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6" table:print="false">
        <office:forms form:automatic-focus="false" form:apply-design-mode="false"/>
        <table:table-column table:style-name="co33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3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33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4765000">
            <text:p>74,7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2015-10-26</text:date>, <text:time>20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26T20:39:13</dc:date>
    <dc:creator>Ben Miller</dc:creator>
    <meta:editing-duration>P86DT33M34S</meta:editing-duration>
    <meta:editing-cycles>239</meta:editing-cycles>
    <meta:document-statistic meta:table-count="11" meta:cell-count="2517" meta:object-count="0"/>
    <meta:user-defined meta:name=""/>
  </office:meta>
</office:document-meta>
</file>